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291cm" svg:x="0.2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3:39:42.247048069</dc:date>
    <meta:editing-duration>PT2M2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292cm" xlink:href="." xlink:type="simple" chart:class="chart:scatter" chart:style-name="ch1">
        <chart:plot-area chart:style-name="ch2" chart:data-source-has-labels="both" svg:x="0.301cm" svg:y="0.165cm" svg:width="14.49cm" svg:height="7.962cm">
          <chartooo:coordinate-region svg:x="0.843cm" svg:y="0.364cm" svg:width="13.854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